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197cm" svg:height="6.298cm" svg:x="0cm" svg:y="1.687cm">
            <draw:object draw:notify-on-update-of-ranges="Sheet1.A1:Sheet1.A2 Sheet1.B1:Sheet1.B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204cm" svg:height="6.302cm" svg:x="12.595cm" svg:y="1.801cm">
            <draw:object draw:notify-on-update-of-ranges="Sheet1.G1:Sheet1.G3 Sheet1.H1:Sheet1.H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916cm" svg:height="5.015cm" svg:x="25.664cm" svg:y="2.171cm">
            <draw:object draw:notify-on-update-of-ranges="Sheet1.M1:Sheet1.M3 Sheet1.N1:Sheet1.N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73" calcext:value-type="float">
            <text:p>17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6"/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5T16:17:04.991219898</meta:creation-date>
    <dc:date>2026-04-15T18:23:34.016244042</dc:date>
    <meta:editing-duration>PT1H45M59S</meta:editing-duration>
    <meta:editing-cycles>3</meta:editing-cycles>
    <meta:generator>LibreOffice/25.8.6.2$Linux_X86_64 LibreOffice_project/580$Build-2</meta:generator>
    <meta:document-statistic meta:table-count="1" meta:cell-count="16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1" chart:regression-force-intercept="false" chart:regression-intercept-value="0" chart:regression-period="1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198cm" svg:height="6.299cm" xlink:href=".." xlink:type="simple" chart:class="chart:scatter" chart:style-name="ch1">
        <chart:legend chart:legend-position="end" svg:x="6.956cm" svg:y="2.601cm" style:legend-expansion="high" chart:style-name="ch2"/>
        <chart:plot-area chart:style-name="ch3" svg:x="0.223cm" svg:y="0.125cm" svg:width="6.51cm" svg:height="6.049cm">
          <chart:coordinate-region svg:x="1.07cm" svg:y="0.324cm" svg:width="5.364cm" svg:height="5.2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2" chart:class="chart:scatter">
            <chart:domain table:cell-range-address="Sheet1.A1:Sheet1.A2"/>
            <chart:regression-curve chart:style-name="ch8">
              <chart:equation chart:display-equation="true" chart:display-r-square="true"/>
            </chart:regression-curve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Sheet1.A1:Sheet1.A2</svg:desc>
                </draw:g>
              </table:table-cell>
              <table:table-cell office:value-type="float" office:value="77">
                <text:p>77</text:p>
                <draw:g>
                  <svg:desc>Sheet1.B1:Sheet1.B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162">
                <text:p>1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05cm" svg:height="6.303cm" xlink:href=".." xlink:type="simple" chart:class="chart:scatter" chart:style-name="ch1">
        <chart:legend chart:legend-position="end" svg:x="6.943cm" svg:y="2.354cm" style:legend-expansion="high" chart:style-name="ch2"/>
        <chart:plot-area chart:style-name="ch3" svg:x="0.224cm" svg:y="0.126cm" svg:width="6.495cm" svg:height="6.051cm">
          <chart:coordinate-region svg:x="1.071cm" svg:y="0.325cm" svg:width="5.508cm" svg:height="4.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1:Sheet1.H3" chart:class="chart:scatter">
            <chart:domain table:cell-range-address="Sheet1.G1:Sheet1.G3"/>
            <chart:regression-curve chart:style-name="ch8"/>
            <chart:regression-curve chart:style-name="ch8">
              <chart:equation chart:display-equation="true" chart:display-r-square="false"/>
            </chart:regression-curve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Sheet1.G1:Sheet1.G3</svg:desc>
                </draw:g>
              </table:table-cell>
              <table:table-cell office:value-type="float" office:value="80">
                <text:p>80</text:p>
                <draw:g>
                  <svg:desc>Sheet1.H1:Sheet1.H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126">
                <text:p>1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917cm" svg:height="5.016cm" xlink:href=".." xlink:type="simple" chart:class="chart:scatter" chart:style-name="ch1">
        <chart:legend chart:legend-position="end" svg:x="5.132cm" svg:y="1.761cm" style:legend-expansion="high" chart:style-name="ch2"/>
        <chart:plot-area chart:style-name="ch3" svg:x="0.178cm" svg:y="0.1cm" svg:width="4.776cm" svg:height="4.816cm">
          <chart:coordinate-region svg:x="1.025cm" svg:y="0.299cm" svg:width="3.789cm" svg:height="3.6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N1:Sheet1.N3" chart:class="chart:scatter">
            <chart:domain table:cell-range-address="Sheet1.M1:Sheet1.M3"/>
            <chart:regression-curve chart:style-name="ch8">
              <chart:equation chart:display-equation="true" chart:display-r-square="false"/>
            </chart:regression-curve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Sheet1.M1:Sheet1.M3</svg:desc>
                </draw:g>
              </table:table-cell>
              <table:table-cell office:value-type="float" office:value="88">
                <text:p>88</text:p>
                <draw:g>
                  <svg:desc>Sheet1.N1:Sheet1.N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3">
                <text:p>1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